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Noto Sans Devanagari1" svg:font-family="'Noto Sans Devanagari'" style:font-family-generic="swiss"/>
    <style:font-face style:name="Tinos" svg:font-family="Tinos" style:font-family-generic="roman" style:font-pitch="variable"/>
    <style:font-face style:name="Arimo" svg:font-family="Arimo"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5b706" officeooo:paragraph-rsid="0005b706"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32pt" fo:font-weight="bold" officeooo:rsid="0005b706" officeooo:paragraph-rsid="0005b706"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06d035" officeooo:paragraph-rsid="0006d035" style:font-size-asian="32pt" style:font-weight-asian="bold" style:font-size-complex="32pt" style:font-weight-complex="bold"/>
    </style:style>
    <style:style style:name="P4" style:family="paragraph" style:parent-style-name="Standard">
      <style:paragraph-properties fo:text-align="start" style:justify-single-word="false"/>
      <style:text-properties fo:font-size="32pt" fo:font-weight="bold" officeooo:rsid="0006d035" officeooo:paragraph-rsid="0006d035"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fo:font-weight="bold" officeooo:rsid="00095ea6" officeooo:paragraph-rsid="00095ea6"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32pt" fo:font-weight="bold" officeooo:rsid="000c820e" officeooo:paragraph-rsid="000c820e" style:font-size-asian="32pt" style:font-weight-asian="bold" style:font-size-complex="32pt" style:font-weight-complex="bold"/>
    </style:style>
    <style:style style:name="P7" style:family="paragraph" style:parent-style-name="Standard">
      <style:paragraph-properties fo:text-align="center" style:justify-single-word="false"/>
      <style:text-properties fo:font-size="32pt" fo:font-weight="bold" officeooo:rsid="000dddac" officeooo:paragraph-rsid="000dddac" style:font-size-asian="32pt" style:font-weight-asian="bold" style:font-size-complex="32pt" style:font-weight-complex="bold"/>
    </style:style>
    <style:style style:name="P8" style:family="paragraph" style:parent-style-name="Standard">
      <style:paragraph-properties fo:text-align="center" style:justify-single-word="false"/>
      <style:text-properties fo:font-size="32pt" fo:font-weight="bold" officeooo:rsid="00095ea6" officeooo:paragraph-rsid="00095ea6" style:font-size-asian="28pt" style:font-weight-asian="bold" style:font-size-complex="32pt" style:font-weight-complex="bold"/>
    </style:style>
    <style:style style:name="P9" style:family="paragraph" style:parent-style-name="Standard">
      <style:paragraph-properties fo:text-align="center" style:justify-single-word="false"/>
      <style:text-properties fo:font-size="32pt" fo:font-weight="bold" officeooo:rsid="000fbb43" officeooo:paragraph-rsid="000fbb43" style:font-size-asian="28pt" style:font-weight-asian="bold" style:font-size-complex="32pt" style:font-weight-complex="bold"/>
    </style:style>
    <style:style style:name="P10" style:family="paragraph" style:parent-style-name="Standard">
      <style:paragraph-properties fo:text-align="center" style:justify-single-word="false"/>
      <style:text-properties fo:font-size="32pt" fo:font-weight="bold" officeooo:rsid="001049cc" officeooo:paragraph-rsid="001049cc" style:font-size-asian="28pt" style:font-weight-asian="bold" style:font-size-complex="32pt" style:font-weight-complex="bold"/>
    </style:style>
    <style:style style:name="P11" style:family="paragraph" style:parent-style-name="Standard">
      <style:paragraph-properties fo:text-align="center" style:justify-single-word="false"/>
      <style:text-properties fo:font-size="32pt" fo:font-weight="bold" officeooo:rsid="00108c3c" officeooo:paragraph-rsid="00108c3c" style:font-size-asian="28pt" style:font-weight-asian="bold" style:font-size-complex="32pt" style:font-weight-complex="bold"/>
    </style:style>
    <style:style style:name="P12" style:family="paragraph" style:parent-style-name="Standard">
      <style:paragraph-properties fo:text-align="center" style:justify-single-word="false"/>
      <style:text-properties fo:font-size="32pt" fo:font-weight="bold" officeooo:rsid="0010f11f" officeooo:paragraph-rsid="0010f11f" style:font-size-asian="28pt" style:font-weight-asian="bold" style:font-size-complex="32pt" style:font-weight-complex="bold"/>
    </style:style>
    <style:style style:name="P13" style:family="paragraph" style:parent-style-name="Standard">
      <style:paragraph-properties fo:text-align="center" style:justify-single-word="false"/>
      <style:text-properties fo:font-size="32pt" fo:font-weight="bold" officeooo:rsid="0014af8e" officeooo:paragraph-rsid="0014af8e" style:font-size-asian="28pt" style:font-weight-asian="bold" style:font-size-complex="32pt" style:font-weight-complex="bold"/>
    </style:style>
    <style:style style:name="P14" style:family="paragraph" style:parent-style-name="Standard">
      <style:paragraph-properties fo:text-align="start" style:justify-single-word="false"/>
      <style:text-properties fo:font-size="18pt" officeooo:rsid="0006d035" officeooo:paragraph-rsid="0006d035" style:font-size-asian="18pt" style:font-size-complex="18pt"/>
    </style:style>
    <style:style style:name="P15" style:family="paragraph" style:parent-style-name="Standard">
      <style:paragraph-properties fo:text-align="start" style:justify-single-word="false"/>
      <style:text-properties fo:font-size="18pt" fo:font-weight="normal" officeooo:rsid="0007fb2c" officeooo:paragraph-rsid="0007fb2c"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0c820e" officeooo:paragraph-rsid="000c820e"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1049cc" officeooo:paragraph-rsid="001049cc"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108c3c" officeooo:paragraph-rsid="001049cc"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10f11f" officeooo:paragraph-rsid="0010f11f"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bold" officeooo:rsid="00095ea6" officeooo:paragraph-rsid="00095ea6" style:font-size-asian="15.75pt" style:font-weight-asian="bold" style:font-size-complex="18pt" style:font-weight-complex="bold"/>
    </style:style>
    <style:style style:name="P21" style:family="paragraph" style:parent-style-name="Standard">
      <style:paragraph-properties fo:text-align="start" style:justify-single-word="false"/>
      <style:text-properties officeooo:paragraph-rsid="00095ea6"/>
    </style:style>
    <style:style style:name="P22" style:family="paragraph" style:parent-style-name="Standard">
      <style:paragraph-properties fo:text-align="center" style:justify-single-word="false"/>
      <style:text-properties officeooo:paragraph-rsid="00095ea6"/>
    </style:style>
    <style:style style:name="P23" style:family="paragraph" style:parent-style-name="Standard">
      <style:paragraph-properties fo:text-align="center" style:justify-single-word="false" fo:break-before="page"/>
      <style:text-properties fo:font-size="32pt" fo:font-weight="bold" officeooo:rsid="000c820e" officeooo:paragraph-rsid="000c820e" style:font-size-asian="32pt" style:font-weight-asian="bold" style:font-size-complex="32pt" style:font-weight-complex="bold"/>
    </style:style>
    <style:style style:name="P24" style:family="paragraph" style:parent-style-name="Standard">
      <style:paragraph-properties fo:text-align="center" style:justify-single-word="false" fo:break-before="page"/>
      <style:text-properties fo:font-size="32pt" fo:font-weight="bold" officeooo:rsid="000fbb43" officeooo:paragraph-rsid="000fbb43" style:font-size-asian="28pt" style:font-weight-asian="bold" style:font-size-complex="32pt" style:font-weight-complex="bold"/>
    </style:style>
    <style:style style:name="P25" style:family="paragraph" style:parent-style-name="Standard">
      <style:paragraph-properties fo:text-align="center" style:justify-single-word="false" fo:break-before="page"/>
      <style:text-properties fo:font-size="32pt" fo:font-weight="bold" officeooo:rsid="001049cc" officeooo:paragraph-rsid="001049cc" style:font-size-asian="28pt" style:font-weight-asian="bold" style:font-size-complex="32pt" style:font-weight-complex="bold"/>
    </style:style>
    <style:style style:name="P26" style:family="paragraph" style:parent-style-name="Standard">
      <style:paragraph-properties fo:text-align="center" style:justify-single-word="false" fo:break-before="page"/>
      <style:text-properties fo:font-size="32pt" fo:font-weight="bold" officeooo:rsid="00108c3c" officeooo:paragraph-rsid="00108c3c" style:font-size-asian="28pt" style:font-weight-asian="bold" style:font-size-complex="32pt" style:font-weight-complex="bold"/>
    </style:style>
    <style:style style:name="P27" style:family="paragraph" style:parent-style-name="Standard">
      <style:paragraph-properties fo:text-align="center" style:justify-single-word="false" fo:break-before="page"/>
      <style:text-properties fo:font-size="32pt" fo:font-weight="bold" officeooo:rsid="0010f11f" officeooo:paragraph-rsid="0010f11f" style:font-size-asian="28pt" style:font-weight-asian="bold" style:font-size-complex="32pt" style:font-weight-complex="bold"/>
    </style:style>
    <style:style style:name="P28" style:family="paragraph" style:parent-style-name="Frame_20_contents">
      <style:paragraph-properties fo:text-align="center" style:justify-single-word="false"/>
      <style:text-properties fo:font-size="18pt" officeooo:rsid="00095ea6" officeooo:paragraph-rsid="00095ea6" style:font-size-asian="18pt" style:font-size-complex="18pt"/>
    </style:style>
    <style:style style:name="P29" style:family="paragraph" style:parent-style-name="Frame_20_contents">
      <style:paragraph-properties fo:text-align="center" style:justify-single-word="false"/>
      <style:text-properties fo:font-size="18pt" officeooo:rsid="0009e0d6" officeooo:paragraph-rsid="0009e0d6" style:font-size-asian="18pt" style:font-size-complex="18pt"/>
    </style:style>
    <style:style style:name="P30" style:family="paragraph" style:parent-style-name="Standard" style:list-style-name="L1">
      <style:paragraph-properties fo:text-align="start" style:justify-single-word="false"/>
      <style:text-properties fo:font-size="18pt" officeooo:rsid="0005b706" officeooo:paragraph-rsid="0005b706" style:font-size-asian="18pt" style:font-size-complex="18pt"/>
    </style:style>
    <style:style style:name="P31" style:family="paragraph" style:parent-style-name="Standard" style:list-style-name="L1">
      <style:paragraph-properties fo:text-align="start" style:justify-single-word="false"/>
      <style:text-properties fo:font-size="18pt" officeooo:rsid="0006d035" officeooo:paragraph-rsid="0006d035" style:font-size-asian="18pt" style:font-size-complex="18pt"/>
    </style:style>
    <style:style style:name="P32" style:family="paragraph" style:parent-style-name="Standard" style:list-style-name="L2">
      <style:paragraph-properties fo:text-align="start" style:justify-single-word="false"/>
      <style:text-properties fo:font-size="18pt" fo:font-weight="normal" officeooo:rsid="0006d035" officeooo:paragraph-rsid="0006d035" style:font-size-asian="15.75pt" style:font-weight-asian="normal" style:font-size-complex="18pt" style:font-weight-complex="normal"/>
    </style:style>
    <style:style style:name="P33" style:family="paragraph" style:parent-style-name="Standard" style:list-style-name="L2">
      <style:paragraph-properties fo:text-align="start" style:justify-single-word="false"/>
      <style:text-properties fo:font-size="18pt" fo:font-weight="normal" officeooo:rsid="0007fb2c" officeooo:paragraph-rsid="0007fb2c" style:font-size-asian="15.75pt" style:font-weight-asian="normal" style:font-size-complex="18pt" style:font-weight-complex="normal"/>
    </style:style>
    <style:style style:name="P34" style:family="paragraph" style:parent-style-name="Standard" style:list-style-name="L3">
      <style:paragraph-properties fo:text-align="start" style:justify-single-word="false"/>
      <style:text-properties fo:font-size="18pt" fo:font-weight="normal" officeooo:rsid="00095ea6" officeooo:paragraph-rsid="00095ea6" style:font-size-asian="15.75pt" style:font-weight-asian="normal" style:font-size-complex="18pt" style:font-weight-complex="normal"/>
    </style:style>
    <style:style style:name="P35" style:family="paragraph" style:parent-style-name="Standard" style:list-style-name="L4">
      <style:paragraph-properties fo:text-align="start" style:justify-single-word="false"/>
      <style:text-properties fo:font-size="18pt" fo:font-weight="normal" officeooo:rsid="000c820e" officeooo:paragraph-rsid="000c820e" style:font-size-asian="15.75pt" style:font-weight-asian="normal" style:font-size-complex="18pt" style:font-weight-complex="normal"/>
    </style:style>
    <style:style style:name="P36" style:family="paragraph" style:parent-style-name="Standard" style:list-style-name="L5">
      <style:paragraph-properties fo:text-align="start" style:justify-single-word="false"/>
      <style:text-properties fo:font-size="18pt" fo:font-weight="normal" officeooo:rsid="000dddac" officeooo:paragraph-rsid="000dddac" style:font-size-asian="15.75pt" style:font-weight-asian="normal" style:font-size-complex="18pt" style:font-weight-complex="normal"/>
    </style:style>
    <style:style style:name="P37" style:family="paragraph" style:parent-style-name="Standard" style:list-style-name="L5">
      <style:paragraph-properties fo:text-align="start" style:justify-single-word="false"/>
      <style:text-properties fo:font-size="18pt" fo:font-weight="normal" officeooo:rsid="000e3c27" officeooo:paragraph-rsid="000e3c27" style:font-size-asian="15.75pt" style:font-weight-asian="normal" style:font-size-complex="18pt" style:font-weight-complex="normal"/>
    </style:style>
    <style:style style:name="P38" style:family="paragraph" style:parent-style-name="Standard" style:list-style-name="L5">
      <style:paragraph-properties fo:text-align="start" style:justify-single-word="false"/>
      <style:text-properties fo:font-size="18pt" fo:font-weight="normal" officeooo:rsid="000e3f15" officeooo:paragraph-rsid="000e3f15" style:font-size-asian="15.75pt" style:font-weight-asian="normal" style:font-size-complex="18pt" style:font-weight-complex="normal"/>
    </style:style>
    <style:style style:name="P39" style:family="paragraph" style:parent-style-name="Standard" style:list-style-name="L5">
      <style:paragraph-properties fo:text-align="start" style:justify-single-word="false"/>
      <style:text-properties fo:font-size="18pt" fo:font-weight="normal" officeooo:rsid="000fbb43" officeooo:paragraph-rsid="000fbb43" style:font-size-asian="15.75pt" style:font-weight-asian="normal" style:font-size-complex="18pt" style:font-weight-complex="normal"/>
    </style:style>
    <style:style style:name="P40" style:family="paragraph" style:parent-style-name="Standard" style:list-style-name="L6">
      <style:paragraph-properties fo:text-align="start" style:justify-single-word="false"/>
      <style:text-properties fo:font-size="18pt" fo:font-weight="normal" officeooo:rsid="001049cc" officeooo:paragraph-rsid="001049cc" style:font-size-asian="15.75pt" style:font-weight-asian="normal" style:font-size-complex="18pt" style:font-weight-complex="normal"/>
    </style:style>
    <style:style style:name="P41" style:family="paragraph" style:parent-style-name="Standard" style:list-style-name="L7">
      <style:paragraph-properties fo:text-align="start" style:justify-single-word="false"/>
      <style:text-properties fo:font-size="18pt" fo:font-weight="normal" officeooo:rsid="001049cc" officeooo:paragraph-rsid="001049cc" style:font-size-asian="15.75pt" style:font-weight-asian="normal" style:font-size-complex="18pt" style:font-weight-complex="normal"/>
    </style:style>
    <style:style style:name="P42" style:family="paragraph" style:parent-style-name="Standard" style:list-style-name="L7">
      <style:paragraph-properties fo:text-align="start" style:justify-single-word="false"/>
      <style:text-properties fo:font-size="18pt" fo:font-weight="normal" officeooo:rsid="00108c3c" officeooo:paragraph-rsid="00108c3c" style:font-size-asian="15.75pt" style:font-weight-asian="normal" style:font-size-complex="18pt" style:font-weight-complex="normal"/>
    </style:style>
    <style:style style:name="P43" style:family="paragraph" style:parent-style-name="Standard" style:list-style-name="L8">
      <style:paragraph-properties fo:text-align="start" style:justify-single-word="false"/>
      <style:text-properties fo:font-size="18pt" fo:font-weight="normal" officeooo:rsid="0010f11f" officeooo:paragraph-rsid="0010f11f" style:font-size-asian="15.75pt" style:font-weight-asian="normal" style:font-size-complex="18pt" style:font-weight-complex="normal"/>
    </style:style>
    <style:style style:name="P44" style:family="paragraph" style:parent-style-name="Standard" style:list-style-name="L8">
      <style:paragraph-properties fo:text-align="start" style:justify-single-word="false"/>
      <style:text-properties fo:font-size="18pt" fo:font-weight="normal" officeooo:rsid="0014af8e" officeooo:paragraph-rsid="0014af8e" style:font-size-asian="15.75pt" style:font-weight-asian="normal" style:font-size-complex="18pt" style:font-weight-complex="normal"/>
    </style:style>
    <style:style style:name="P45" style:family="paragraph" style:parent-style-name="Standard" style:list-style-name="L3">
      <style:paragraph-properties fo:text-align="center" style:justify-single-word="false" fo:break-before="page"/>
      <style:text-properties fo:font-size="32pt" fo:font-weight="bold" officeooo:rsid="00095ea6" officeooo:paragraph-rsid="00095ea6" style:font-size-asian="32pt" style:font-weight-asian="bold" style:font-size-complex="32pt" style:font-weight-complex="bold"/>
    </style:style>
    <style:style style:name="P46" style:family="paragraph" style:parent-style-name="Standard" style:list-style-name="L8">
      <style:paragraph-properties fo:text-align="center" style:justify-single-word="false" fo:break-before="page"/>
      <style:text-properties fo:font-size="32pt" fo:font-weight="bold" officeooo:rsid="0014af8e" officeooo:paragraph-rsid="0014af8e" style:font-size-asian="28pt" style:font-weight-asian="bold" style:font-size-complex="32pt" style:font-weight-complex="bold"/>
    </style:style>
    <style:style style:name="P47" style:family="paragraph" style:parent-style-name="Text_20_body">
      <style:paragraph-properties fo:margin-left="0in" fo:margin-right="0in" fo:margin-top="0in" fo:margin-bottom="0in" loext:contextual-spacing="false" fo:line-height="140%" fo:text-align="start" style:justify-single-word="false" fo:orphans="2" fo:widows="2" fo:text-indent="0in" style:auto-text-indent="false" fo:padding="0in" fo:border="none"/>
    </style:style>
    <style:style style:name="P48" style:family="paragraph" style:parent-style-name="Text_20_body">
      <style:paragraph-properties fo:margin-left="0in" fo:margin-right="0in" fo:margin-top="0in" fo:margin-bottom="0.3126in" loext:contextual-spacing="false" fo:text-align="start" style:justify-single-word="false" fo:orphans="2" fo:widows="2" fo:text-indent="0in" style:auto-text-indent="false"/>
      <style:text-properties fo:font-variant="normal" fo:text-transform="none" fo:color="#222222" fo:letter-spacing="normal"/>
    </style:style>
    <style:style style:name="P49" style:family="paragraph" style:parent-style-name="Text_20_body">
      <style:paragraph-properties fo:margin-left="0in" fo:margin-right="0in" fo:margin-top="0.1043in" fo:margin-bottom="0.1563in" loext:contextual-spacing="false" fo:line-height="140%" fo:text-align="start" style:justify-single-word="false" fo:orphans="2" fo:widows="2" fo:text-indent="0in" style:auto-text-indent="false" fo:padding="0in" fo:border="none"/>
      <style:text-properties fo:font-variant="normal" fo:text-transform="none" fo:color="#313131" style:font-name="Open Sans" fo:font-size="12pt" fo:letter-spacing="normal" fo:font-style="normal" fo:font-weight="normal" loext:padding="0in" loext:border="none"/>
    </style:style>
    <style:style style:name="P50" style:family="paragraph" style:parent-style-name="Heading_20_2" style:list-style-name="L8">
      <style:paragraph-properties fo:text-align="start" style:justify-single-word="false" fo:break-before="page"/>
      <style:text-properties fo:font-variant="normal" fo:text-transform="none" fo:color="#474747" style:font-name="Open Sans" fo:font-size="18pt" fo:font-style="normal" fo:font-weight="bold" officeooo:rsid="0014af8e" officeooo:paragraph-rsid="0014af8e" style:font-size-asian="15.75pt" style:font-weight-asian="normal" style:font-size-complex="18pt" style:font-weight-complex="normal"/>
    </style:style>
    <style:style style:name="T1" style:family="text">
      <style:text-properties officeooo:rsid="0006d035"/>
    </style:style>
    <style:style style:name="T2" style:family="text">
      <style:text-properties officeooo:rsid="000dddac"/>
    </style:style>
    <style:style style:name="T3" style:family="text">
      <style:text-properties officeooo:rsid="00108c3c"/>
    </style:style>
    <style:style style:name="T4" style:family="text">
      <style:text-properties style:font-name="Open Sans" fo:font-size="12pt" fo:font-style="normal" fo:font-weight="normal"/>
    </style:style>
    <style:style style:name="T5" style:family="text">
      <style:text-properties fo:font-variant="normal" fo:text-transform="none" fo:color="#313131" style:font-name="Open Sans" fo:font-size="12pt" fo:letter-spacing="normal" fo:font-style="normal" fo:font-weight="normal" loext:padding="0in" loext:border="none"/>
    </style:style>
    <style:style style:name="T6" style:family="text">
      <style:text-properties fo:font-variant="normal" fo:text-transform="none" fo:color="#313131" style:font-name="Open Sans" fo:font-size="12pt" fo:letter-spacing="normal" fo:font-style="italic" fo:font-weight="normal" loext:padding="0in" loext:border="none"/>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0591in" fo:border="none" draw:textarea-vertical-align="midd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7929in" fo:min-width="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028in" fo:min-width="0.24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is C++?</text:p>
      <text:p text:style-name="P1"/>
      <text:list xml:id="list2875567781" text:style-name="L1">
        <text:list-item>
          <text:p text:style-name="P30">C++ is <text:span text:style-name="T1">a statically typed , free-form, (usually) compiled, multi-paradigm, intermediate-level general-purpose middle-levek programming language.</text:span></text:p>
        </text:list-item>
        <text:list-item>
          <text:p text:style-name="P31">C++ is based on C. It was developed by Bjarne Stroutstrup in 1979.</text:p>
        </text:list-item>
        <text:list-item>
          <text:p text:style-name="P31">Many of today’s OSs, system drivers, browsers and games use C++ as their core language. This makes C++ one of the most popular languages today.</text:p>
        </text:list-item>
        <text:list-item>
          <text:p text:style-name="P31">Since it is an enhanced version of C programming language. C and C++ are often denoted together as C/C++.</text:p>
        </text:list-item>
      </text:list>
      <text:p text:style-name="P14"/>
      <text:p text:style-name="P14"/>
      <text:p text:style-name="P3">Why C++?</text:p>
      <text:p text:style-name="P4"/>
      <text:list xml:id="list4215957826" text:style-name="L2">
        <text:list-item>
          <text:p text:style-name="P32">C++ is irreplaceable.</text:p>
        </text:list-item>
        <text:list-item>
          <text:p text:style-name="P33">You learn the internal architecture of a computer.</text:p>
        </text:list-item>
        <text:list-item>
          <text:p text:style-name="P33">C++ has lots of job opportunities.</text:p>
        </text:list-item>
      </text:list>
      <text:p text:style-name="P15"/>
      <text:p text:style-name="P15"/>
      <text:p text:style-name="P8">Features of C++</text:p>
      <text:p text:style-name="P8"/>
      <text:list xml:id="list1342408016" text:style-name="L3">
        <text:list-item>
          <text:p text:style-name="P34">C++ is fast.</text:p>
        </text:list-item>
        <text:list-item>
          <text:p text:style-name="P34">C++ is statically typed.</text:p>
        </text:list-item>
        <text:list-item>
          <text:p text:style-name="P34">C++ is a multi-paradigm programming language.</text:p>
        </text:list-item>
        <text:list-item>
          <text:p text:style-name="P34">Object oriented programming <text:s/>with C++.</text:p>
        </text:list-item>
        <text:list-item>
          <text:p text:style-name="P34">STL (Standard Template Library).</text:p>
          <text:p text:style-name="P34"/>
          <text:p text:style-name="P45">Working of C++</text:p>
        </text:list-item>
      </text:list>
      <text:p text:style-name="P5"/>
      <text:p text:style-name="P20"/>
      <text:p text:style-name="P21"/>
      <text:p text:style-name="P22"><draw:frame draw:style-name="fr1" draw:name="Frame2" text:anchor-type="paragraph" svg:x="1.6264in" svg:y="0in" svg:width="1.8484in" svg:height="1.0154in" draw:z-index="0"><draw:text-box><text:p text:style-name="P28">Source code.</text:p></draw:text-box></draw:frame></text:p>
      <text:p text:style-name="P22"><draw:custom-shape text:anchor-type="paragraph" draw:z-index="1" draw:name="Shape2" draw:style-name="gr1" svg:width="0.615in" svg:height="0.9067in" svg:x="2.2693in" svg:y="1.12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130"/></text:p>
      <text:p text:style-name="P22"/>
      <text:p text:style-name="P22"/>
      <text:p text:style-name="P22"/>
      <text:p text:style-name="P22"><text:s/></text:p>
      <text:p text:style-name="P22"/>
      <text:p text:style-name="P22"/>
      <text:p text:style-name="P22"/>
      <text:p text:style-name="P22"/>
      <text:p text:style-name="P22"/>
      <text:p text:style-name="P22"/>
      <text:p text:style-name="P22"><draw:frame draw:style-name="fr1" draw:name="Frame1" text:anchor-type="paragraph" svg:x="1.7098in" svg:y="0.048in" svg:width="1.8484in" svg:height="1.0154in" draw:z-index="2"><draw:text-box><text:p text:style-name="P29">Compiler</text:p></draw:text-box></draw:frame></text:p>
      <text:p text:style-name="P22"/>
      <text:p text:style-name="P22"/>
      <text:p text:style-name="P22"/>
      <text:p text:style-name="P22"><text:s text:c="29"/></text:p>
      <text:p text:style-name="P22"/>
      <text:p text:style-name="P22"><draw:custom-shape text:anchor-type="paragraph" draw:z-index="3" draw:name="Shape1" draw:style-name="gr2" svg:width="0.4795in" svg:height="1.0315in" svg:x="2.3008in" svg:y="0.095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2"/>
      <text:p text:style-name="P22"/>
      <text:p text:style-name="P22"/>
      <text:p text:style-name="P22"/>
      <text:p text:style-name="P22"><text:s text:c="24"/></text:p>
      <text:p text:style-name="P22"><draw:frame draw:style-name="fr1" draw:name="Frame3" text:anchor-type="paragraph" svg:x="1.6575in" svg:y="0.1854in" svg:width="1.8484in" svg:height="1.0154in" draw:z-index="4"><draw:text-box><text:p text:style-name="P29">Executable</text:p></draw:text-box></draw:frame></text:p>
      <text:p text:style-name="P22"/>
      <text:p text:style-name="P22"/>
      <text:p text:style-name="P22"><text:soft-page-break/><text:s text:c="47"/></text:p>
      <text:p text:style-name="P22"/>
      <text:p text:style-name="P22"/>
      <text:p text:style-name="P22"/>
      <text:p text:style-name="P22"/>
      <text:p text:style-name="P23">Tokens in C++</text:p>
      <text:p text:style-name="P6"/>
      <text:p text:style-name="P16">A token is the smallest element in C++ that is meaningful to the compiler.</text:p>
      <text:p text:style-name="P16"/>
      <text:p text:style-name="P16">Tokens are of the following types:</text:p>
      <text:p text:style-name="P16"/>
      <text:list xml:id="list212807268" text:style-name="L4">
        <text:list-item>
          <text:p text:style-name="P35">Identifiers.</text:p>
        </text:list-item>
        <text:list-item>
          <text:p text:style-name="P35">Keywords.</text:p>
        </text:list-item>
        <text:list-item>
          <text:p text:style-name="P35">Operators.</text:p>
        </text:list-item>
        <text:list-item>
          <text:p text:style-name="P35">Constants/Literals.</text:p>
        </text:list-item>
      </text:list>
      <text:p text:style-name="P16"/>
      <text:p text:style-name="P6"/>
      <text:p text:style-name="P23">Identifiers</text:p>
      <text:p text:style-name="P6"/>
      <text:p text:style-name="P16">An identifier is the name given to a user defined element in a program such as a variable, function, class, <text:span text:style-name="T2">module, etc.</text:span></text:p>
      <text:p text:style-name="P16"/>
      <text:p text:style-name="P7"/>
      <text:p text:style-name="P7">Rules for an Identifer</text:p>
      <text:p text:style-name="P6"/>
      <text:list xml:id="list1217252394" text:style-name="L5">
        <text:list-item>
          <text:p text:style-name="P36">C++ is a case sensitive language. Therefore A and a both are different for the compiler.</text:p>
        </text:list-item>
        <text:list-item>
          <text:p text:style-name="P37">An Identifier can contain any character from ‘A’ to ‘Z’ , ‘a’ to ‘z’ , digits (0-9) and underscore (_).</text:p>
        </text:list-item>
        <text:list-item>
          <text:p text:style-name="P38">An identifier cannot start with a digit. It always starts with a character or an underscore.</text:p>
        </text:list-item>
        <text:list-item>
          <text:p text:style-name="P38">C++ doesn’t allow punctuation in identifiers.</text:p>
        </text:list-item>
        <text:list-item>
          <text:p text:style-name="P39">Keywords cannot be used as identifiers.</text:p>
          <text:p text:style-name="P38"/>
        </text:list-item>
      </text:list>
      <text:p text:style-name="P24">Keywords</text:p>
      <text:p text:style-name="P9"/>
      <text:p text:style-name="P17">Keywords are predefined words in a programming language that convey a special meaning to the compiler. There are 95 keywords in C++ which can be classified under some groups.</text:p>
      <text:p text:style-name="P17"/>
      <text:p text:style-name="P17"/>
      <text:p text:style-name="P17">Here is a list of all these keywords:</text:p>
      <text:p text:style-name="P17"/>
      <text:list xml:id="list2716126451" text:style-name="L6">
        <text:list-item>
          <text:p text:style-name="P40">alignas (since C++11)</text:p>
        </text:list-item>
        <text:list-item>
          <text:p text:style-name="P40">alignof (since C++11)</text:p>
        </text:list-item>
        <text:list-item>
          <text:p text:style-name="P40">and</text:p>
        </text:list-item>
        <text:list-item>
          <text:p text:style-name="P40">and_eq</text:p>
        </text:list-item>
        <text:list-item>
          <text:p text:style-name="P40">asm</text:p>
        </text:list-item>
        <text:list-item>
          <text:p text:style-name="P40">atomic_cancel (TM TS)</text:p>
        </text:list-item>
        <text:list-item>
          <text:p text:style-name="P40">atomic_commit (TM TS)</text:p>
        </text:list-item>
        <text:list-item>
          <text:p text:style-name="P40">atomic_noexcept (TM TS)</text:p>
        </text:list-item>
        <text:list-item>
          <text:p text:style-name="P40">auto(1)</text:p>
        </text:list-item>
        <text:list-item>
          <text:p text:style-name="P40">bitand</text:p>
        </text:list-item>
        <text:list-item>
          <text:p text:style-name="P40">bitor</text:p>
        </text:list-item>
        <text:list-item>
          <text:p text:style-name="P40">bool</text:p>
        </text:list-item>
        <text:list-item>
          <text:p text:style-name="P40">break</text:p>
        </text:list-item>
        <text:list-item>
          <text:p text:style-name="P40">case</text:p>
        </text:list-item>
        <text:list-item>
          <text:p text:style-name="P40">catch</text:p>
        </text:list-item>
        <text:list-item>
          <text:p text:style-name="P40">char</text:p>
        </text:list-item>
        <text:list-item>
          <text:p text:style-name="P40">char16_t (since C++11)</text:p>
        </text:list-item>
        <text:list-item>
          <text:p text:style-name="P40">char32_t (since C++11)</text:p>
        </text:list-item>
        <text:list-item>
          <text:p text:style-name="P40">class(1)</text:p>
        </text:list-item>
        <text:list-item>
          <text:p text:style-name="P40">compl</text:p>
        </text:list-item>
        <text:list-item>
          <text:p text:style-name="P40">concept (since C++20)</text:p>
        </text:list-item>
        <text:list-item>
          <text:p text:style-name="P40">const</text:p>
        </text:list-item>
        <text:list-item>
          <text:p text:style-name="P40"><text:soft-page-break/>constexpr (since C++11)</text:p>
        </text:list-item>
        <text:list-item>
          <text:p text:style-name="P40">const_cast</text:p>
        </text:list-item>
        <text:list-item>
          <text:p text:style-name="P40">continue</text:p>
        </text:list-item>
        <text:list-item>
          <text:p text:style-name="P40">co_await (coroutines TS)</text:p>
        </text:list-item>
        <text:list-item>
          <text:p text:style-name="P40">co_return (coroutines TS)</text:p>
        </text:list-item>
        <text:list-item>
          <text:p text:style-name="P40">co_yield (coroutines TS)</text:p>
        </text:list-item>
        <text:list-item>
          <text:p text:style-name="P40">decltype (since C++11)</text:p>
        </text:list-item>
        <text:list-item>
          <text:p text:style-name="P40">default(1)</text:p>
        </text:list-item>
        <text:list-item>
          <text:p text:style-name="P40">delete(1)</text:p>
        </text:list-item>
        <text:list-item>
          <text:p text:style-name="P40">do</text:p>
        </text:list-item>
        <text:list-item>
          <text:p text:style-name="P40">double</text:p>
        </text:list-item>
        <text:list-item>
          <text:p text:style-name="P40">dynamic_cast</text:p>
        </text:list-item>
        <text:list-item>
          <text:p text:style-name="P40">else</text:p>
        </text:list-item>
        <text:list-item>
          <text:p text:style-name="P40">enum</text:p>
        </text:list-item>
        <text:list-item>
          <text:p text:style-name="P40">explicit</text:p>
        </text:list-item>
        <text:list-item>
          <text:p text:style-name="P40">export(1)</text:p>
        </text:list-item>
        <text:list-item>
          <text:p text:style-name="P40">extern(1)</text:p>
        </text:list-item>
        <text:list-item>
          <text:p text:style-name="P40">false</text:p>
        </text:list-item>
        <text:list-item>
          <text:p text:style-name="P40">float</text:p>
        </text:list-item>
        <text:list-item>
          <text:p text:style-name="P40">for</text:p>
        </text:list-item>
        <text:list-item>
          <text:p text:style-name="P40">friend</text:p>
        </text:list-item>
        <text:list-item>
          <text:p text:style-name="P40">goto</text:p>
        </text:list-item>
        <text:list-item>
          <text:p text:style-name="P40">if</text:p>
        </text:list-item>
        <text:list-item>
          <text:p text:style-name="P40">import (modules TS)</text:p>
        </text:list-item>
        <text:list-item>
          <text:p text:style-name="P40">inline(1)</text:p>
        </text:list-item>
        <text:list-item>
          <text:p text:style-name="P40">int</text:p>
        </text:list-item>
        <text:list-item>
          <text:p text:style-name="P40">long</text:p>
        </text:list-item>
        <text:list-item>
          <text:p text:style-name="P40">module (modules TS)</text:p>
        </text:list-item>
        <text:list-item>
          <text:p text:style-name="P40">mutable(1)</text:p>
        </text:list-item>
        <text:list-item>
          <text:p text:style-name="P40">namespace</text:p>
        </text:list-item>
        <text:list-item>
          <text:p text:style-name="P40">new</text:p>
        </text:list-item>
        <text:list-item>
          <text:p text:style-name="P40">noexcept (since C++11)</text:p>
        </text:list-item>
        <text:list-item>
          <text:p text:style-name="P40"><text:soft-page-break/>not</text:p>
        </text:list-item>
        <text:list-item>
          <text:p text:style-name="P40">not_eq</text:p>
        </text:list-item>
        <text:list-item>
          <text:p text:style-name="P40">nullptr (since C++11)</text:p>
        </text:list-item>
        <text:list-item>
          <text:p text:style-name="P40">operator</text:p>
        </text:list-item>
        <text:list-item>
          <text:p text:style-name="P40">or</text:p>
        </text:list-item>
        <text:list-item>
          <text:p text:style-name="P40">or_eq</text:p>
        </text:list-item>
        <text:list-item>
          <text:p text:style-name="P40">private</text:p>
        </text:list-item>
        <text:list-item>
          <text:p text:style-name="P40">protected</text:p>
        </text:list-item>
        <text:list-item>
          <text:p text:style-name="P40">public</text:p>
        </text:list-item>
        <text:list-item>
          <text:p text:style-name="P40">register(2)</text:p>
        </text:list-item>
        <text:list-item>
          <text:p text:style-name="P40">reinterpret_cast</text:p>
        </text:list-item>
        <text:list-item>
          <text:p text:style-name="P40">requires (since C++20)</text:p>
        </text:list-item>
        <text:list-item>
          <text:p text:style-name="P40">return</text:p>
        </text:list-item>
        <text:list-item>
          <text:p text:style-name="P40">short</text:p>
        </text:list-item>
        <text:list-item>
          <text:p text:style-name="P40">signed</text:p>
        </text:list-item>
        <text:list-item>
          <text:p text:style-name="P40">sizeof(1)</text:p>
        </text:list-item>
        <text:list-item>
          <text:p text:style-name="P40">static</text:p>
        </text:list-item>
        <text:list-item>
          <text:p text:style-name="P40">static_assert (since C++11)</text:p>
        </text:list-item>
        <text:list-item>
          <text:p text:style-name="P40">static_cast</text:p>
        </text:list-item>
        <text:list-item>
          <text:p text:style-name="P40">struct(1)</text:p>
        </text:list-item>
        <text:list-item>
          <text:p text:style-name="P40">switch</text:p>
        </text:list-item>
        <text:list-item>
          <text:p text:style-name="P40">synchronized (TM TS)</text:p>
        </text:list-item>
        <text:list-item>
          <text:p text:style-name="P40">template</text:p>
        </text:list-item>
        <text:list-item>
          <text:p text:style-name="P40">this</text:p>
        </text:list-item>
        <text:list-item>
          <text:p text:style-name="P40">thread_local (since C++11)</text:p>
        </text:list-item>
        <text:list-item>
          <text:p text:style-name="P40">throw</text:p>
        </text:list-item>
        <text:list-item>
          <text:p text:style-name="P40">true</text:p>
        </text:list-item>
        <text:list-item>
          <text:p text:style-name="P40">try</text:p>
        </text:list-item>
        <text:list-item>
          <text:p text:style-name="P40">typedef</text:p>
        </text:list-item>
        <text:list-item>
          <text:p text:style-name="P40">typeid</text:p>
        </text:list-item>
        <text:list-item>
          <text:p text:style-name="P40">typename</text:p>
        </text:list-item>
        <text:list-item>
          <text:p text:style-name="P40">union</text:p>
        </text:list-item>
        <text:list-item>
          <text:p text:style-name="P40"><text:soft-page-break/>unsigned</text:p>
        </text:list-item>
        <text:list-item>
          <text:p text:style-name="P40">using(1)</text:p>
        </text:list-item>
        <text:list-item>
          <text:p text:style-name="P40">virtual</text:p>
        </text:list-item>
        <text:list-item>
          <text:p text:style-name="P40">void</text:p>
        </text:list-item>
        <text:list-item>
          <text:p text:style-name="P40">volatile</text:p>
        </text:list-item>
        <text:list-item>
          <text:p text:style-name="P40">wchar_t</text:p>
        </text:list-item>
        <text:list-item>
          <text:p text:style-name="P40">while</text:p>
        </text:list-item>
        <text:list-item>
          <text:p text:style-name="P40">xor</text:p>
        </text:list-item>
        <text:list-item>
          <text:p text:style-name="P40">xor_eq</text:p>
        </text:list-item>
      </text:list>
      <text:p text:style-name="P17"/>
      <text:p text:style-name="P17"/>
      <text:p text:style-name="P25">Operators</text:p>
      <text:p text:style-name="P10"/>
      <text:p text:style-name="P17">An operator is symbol that tells the compiler to perform specific arithmetic or logical operation.</text:p>
      <text:p text:style-name="P17"/>
      <text:p text:style-name="P17">Operators are of the following types:</text:p>
      <text:p text:style-name="P18"/>
      <text:p text:style-name="P18"/>
      <text:list xml:id="list2036906946" text:style-name="L7">
        <text:list-item>
          <text:p text:style-name="P42">Unary(--, ++)</text:p>
        </text:list-item>
        <text:list-item>
          <text:p text:style-name="P41">Arithmetic.<text:span text:style-name="T3">(+, -, *, %, /)</text:span></text:p>
        </text:list-item>
        <text:list-item>
          <text:p text:style-name="P41">Relational.<text:span text:style-name="T3">(&lt;, &lt;=, &gt;, &gt;=, ==, !=)</text:span></text:p>
        </text:list-item>
        <text:list-item>
          <text:p text:style-name="P41">Logical.<text:span text:style-name="T3">(&amp;&amp;, ||, !)</text:span></text:p>
        </text:list-item>
        <text:list-item>
          <text:p text:style-name="P41">Bitwise.<text:span text:style-name="T3">(&amp;, |, &lt;&lt;, &gt;&gt;, ~, ^)</text:span></text:p>
        </text:list-item>
        <text:list-item>
          <text:p text:style-name="P41">Assignment.<text:span text:style-name="T3">(=, +=, -=, *=, /=, %=)</text:span></text:p>
        </text:list-item>
        <text:list-item>
          <text:p text:style-name="P41">Miscellaneous.<text:span text:style-name="T3">(sizeof())</text:span></text:p>
        </text:list-item>
        <text:list-item>
          <text:p text:style-name="P42">Ternary.(?:)</text:p>
        </text:list-item>
      </text:list>
      <text:p text:style-name="P17"><text:s/></text:p>
      <text:p text:style-name="P17"><text:s/></text:p>
      <text:p text:style-name="P17"/>
      <text:p text:style-name="P17"/>
      <text:p text:style-name="P26">Constant/Literal</text:p>
      <text:p text:style-name="P11"/>
      <text:p text:style-name="Standard">Constants/Literals refer to the fixed values that the program may not alter. Constants can be of any basic data-type i.e: Integer numerals, floating point numerals, characters, strings, boolean values.</text:p>
      <text:p text:style-name="P27">Data types</text:p>
      <text:p text:style-name="P12"/>
      <text:p text:style-name="P19">Datatype is the type of data that is can be stored in a memory location. </text:p>
      <text:p text:style-name="P19">There are four datatypes in C++ :</text:p>
      <text:p text:style-name="P19"/>
      <text:list xml:id="list3565151827" text:style-name="L8">
        <text:list-item>
          <text:p text:style-name="P43">Basic – int, float, char, double</text:p>
        </text:list-item>
        <text:list-item>
          <text:p text:style-name="P43">Derived – array, string, pointers</text:p>
        </text:list-item>
        <text:list-item>
          <text:p text:style-name="P43">Enumeration – enum</text:p>
        </text:list-item>
        <text:list-item>
          <text:p text:style-name="P43">User defined – struct, class</text:p>
          <text:p text:style-name="P43"/>
          <text:p text:style-name="P46">Conditional Statements</text:p>
        </text:list-item>
      </text:list>
      <text:p text:style-name="P13"/>
      <text:list xml:id="list220728180314838" text:continue-numbering="true" text:style-name="L8">
        <text:list-item>
          <text:p text:style-name="P44">if</text:p>
        </text:list-item>
        <text:list-item>
          <text:p text:style-name="P44">if-else</text:p>
        </text:list-item>
        <text:list-item>
          <text:p text:style-name="P44">if-else-if</text:p>
        </text:list-item>
        <text:list-item>
          <text:p text:style-name="P44">switch</text:p>
        </text:list-item>
        <text:list-item>
          <text:p text:style-name="P44">nested if else</text:p>
          <text:list>
            <text:list-header>
              <text:h text:style-name="P50" text:outline-level="2">The Role of the Linker</text:h>
            </text:list-header>
          </text:list>
        </text:list-item>
      </text:list>
      <text:p text:style-name="P48"><text:span text:style-name="T4"/></text:p>
      <text:p text:style-name="P49">Once the compiler has completed its tasks, the linker is then invoked. The linker is responsible for taking all the object files, that will be part of the application's executable code, and then links them all together in the application .exe file. At the same time, the linker ensures that all promises of the compiler are kept, during the linking process.</text:p>
      <text:p text:style-name="P47"><text:span text:style-name="T5">A an example, if your program makes use of the </text:span><text:span text:style-name="Emphasis"><text:span text:style-name="T6">cout</text:span></text:span><text:span text:style-name="T5"> function, that is found in the iostream set of files, the linker will ensure that the necessary code for that function, is included in your .exe file.</text:span></text:p>
      <text:list xml:id="list220727604194035" text:continue-numbering="true" text:style-name="L8">
        <text:list-header>
          <text:p text:style-name="P4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Noto Sans Devanagari1" svg:font-family="'Noto Sans Devanagari'" style:font-family-generic="swiss"/>
    <style:font-face style:name="Tinos" svg:font-family="Tinos" style:font-family-generic="roman" style:font-pitch="variable"/>
    <style:font-face style:name="Arimo" svg:font-family="Arimo"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nos"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8pt" fo:font-weight="normal" officeooo:rsid="00108c3c" style:font-size-asian="15.75pt" style:font-weight-asian="normal" style:font-size-complex="18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Nimbus Sans" style:font-family-asian="'Nimbus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00:28:53.497619857</meta:creation-date>
    <dc:date>2019-09-07T22:07:26.460975364</dc:date>
    <meta:editing-duration>PT1H31S</meta:editing-duration>
    <meta:editing-cycles>10</meta:editing-cycles>
    <meta:generator>LibreOffice/6.2.7.1$Linux_X86_64 LibreOffice_project/20$Build-1</meta:generator>
    <meta:document-statistic meta:table-count="0" meta:image-count="0" meta:object-count="0" meta:page-count="14" meta:paragraph-count="171" meta:word-count="793" meta:character-count="4611" meta:non-whitespace-character-count="3880"/>
  </office:meta>
</office:document-meta>
</file>